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Základnítext" style:family="paragraph">
      <style:text-properties fo:background-color="#FFFF00"/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6/2019<text:bookmark-end text:name="Text14"/></text:p>
            <text:p text:style-name="Normální">KVOP-37216/2019<text:bookmark-end text:name="Text2"/></text:p>
            <text:p text:style-name="Normální"><text:bookmark-start text:name="Text6"/>14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</text:p>
            <text:p text:style-name="Normální"><text:bookmark-end text:name="Text7"/>R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 vlastních rukou</text:span></text:p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S.,</text:p>
      <text:p text:style-name="Základnítext">dne 13. 8. 2019 byla<text:s/>do Kanceláře veřejného ochránce práv doručena Vaše žádost podle zákona č. 106/1999 Sb., o svobodném přístupu k informacím, ve znění pozdějších předpisů, kterou žádáte o zaslání nového sborníku stanovisek veřejného ochránce práv – vězeňství II.</text:p>
      <text:p text:style-name="Základnítext">Ve smyslu zákona o svobodném přístupu k informacím Vám<text:s/><text:span text:style-name="Silné">informaci poskytuji</text:span><text:s/>a v příloze zasílám Sborník stanovisek veřejného ochránce práv – vězeňství II z roku 2019.</text:p>
      <text:p text:style-name="Základnítext">S pozdravem</text:p>
      <text:p text:style-name="P18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h text:style-name="Nadpis1" text:outline-level="1">Příloha</text:h>
      <text:p text:style-name="P19">Sborník stanovisek<text:s/>veřejného ochránce práv – vězeňství II 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Q1YV*</text:span></text:p>
        <text:p text:style-name="P12"><text:span text:style-name="T13">KVOPX009Q1YV</text:span>KVOPX009Q1Y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3T11:56:00Z</meta:creation-date>
    <dc:date>2019-09-03T12:00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6" meta:character-count="733" meta:row-count="5" meta:non-whitespace-character-count="628"/>
  </office:meta>
</office:document-meta>
</file>